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01cm"/>
    </style:style>
    <style:style style:name="Tableau8.B" style:family="table-column">
      <style:table-column-properties style:column-width="4.419cm"/>
    </style:style>
    <style:style style:name="Tableau8.C" style:family="table-column">
      <style:table-column-properties style:column-width="4.604cm"/>
    </style:style>
    <style:style style:name="Tableau8.D" style:family="table-column">
      <style:table-column-properties style:column-width="3.889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none" fo:border-right="none" fo:border-top="none" fo:border-bottom="0.05pt solid #000000"/>
    </style:style>
    <style:style style:name="Tableau8.D16"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imes New Roman"/>
    </style:style>
    <style:style style:name="P7" style:family="paragraph" style:parent-style-name="Text_20_body">
      <style:paragraph-properties fo:text-align="justify" style:justify-single-word="false"/>
      <style:text-properties style:font-name="Times New Roman"/>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Heading">
      <style:paragraph-properties fo:text-align="center" style:justify-single-word="false"/>
    </style:style>
    <style:style style:name="P12" style:family="paragraph" style:parent-style-name="code-imformatique">
      <style:paragraph-properties fo:margin-left="0cm" fo:margin-right="0.101cm" fo:text-indent="0cm" style:auto-text-indent="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Text_20_body" style:list-style-name="L1"/>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2">
      <style:paragraph-properties fo:margin-left="0cm" fo:margin-right="0cm" fo:text-indent="0cm" style:auto-text-indent="false"/>
    </style:style>
    <style:style style:name="P23" style:family="paragraph" style:parent-style-name="Heading_20_1">
      <style:paragraph-properties fo:break-before="page"/>
    </style:style>
    <style:style style:name="P24" style:family="paragraph" style:parent-style-name="Heading_20_3">
      <style:paragraph-properties fo:break-before="page"/>
    </style:style>
    <style:style style:name="P25" style:family="paragraph">
      <style:paragraph-properties fo:text-align="center"/>
    </style:style>
    <style:style style:name="T1" style:family="text">
      <style:text-properties style:font-name="Times New Roman1" fo:font-weight="normal" style:font-weight-asian="normal" style:font-weight-complex="normal"/>
    </style:style>
    <style:style style:name="T2" style:family="text">
      <style:text-properties style:font-name="Times New Roman1" style:font-weight-complex="normal"/>
    </style:style>
    <style:style style:name="T3" style:family="text">
      <style:text-properties style:font-name="Times New Roman1" style:font-name-asian="Times New Roman1" style:font-name-complex="Times New Roman1"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weight-complex="normal"/>
    </style:style>
    <style:style style:name="T9" style:family="text">
      <style:text-properties style:font-name-asian="Times New Roman1" style:font-name-complex="Times New Roman1"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penBarter</text:p>
      <text:p text:style-name="P5"/>
      <text:p text:style-name="P7">openBarter implements a barter market place organized as a <text:span text:style-name="T11">central limit order book</text:span><text:span text:style-name="T10"> allowing exchange with more than two partners in a single transaction</text:span>. It is a matching engine accepting exchange orders of owners, and providing movements changing ownership of values according to orders and market rules. It is an extension of postgreSQL.</text:p>
      <text:p text:style-name="P7"><draw:frame draw:style-name="fr1" draw:name="Cadre1" text:anchor-type="paragraph" svg:x="3.829cm" svg:y="0.37cm" svg:width="9.315cm" draw:z-index="0"><draw:text-box fo:min-height="4.625cm"><text:p text:style-name="Frame_20_contents"><draw:rect text:anchor-type="paragraph" draw:z-index="2" draw:style-name="gr2" draw:text-style-name="P25" svg:width="2.885cm" svg:height="3.731cm" svg:x="2.732cm" svg:y="0.423cm"><text:p text:style-name="P25">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7"/>
      <text:p text:style-name="P7"/>
      <text:p text:style-name="P7"/>
      <text:p text:style-name="P7"/>
      <text:p text:style-name="P7"/>
      <text:p text:style-name="P7"/>
      <text:h text:style-name="Heading_20_1" text:outline-level="1">The market rules</text:h>
      <text:p text:style-name="Text_20_body">An order is expressed by the owner as:</text:p>
      <text:p text:style-name="P8">I want to provide a value in exchange of an other value</text:p>
      <text:p text:style-name="P10">By value, we mean a couple (quality,quantity) where quality is a name and quantity is an integer.</text:p>
      <text:p text:style-name="P9">The quantity of the value provided is owned by the author of the order, and the quantity of the value required is the minimum expected in exchange. Obviously, the quality provided must be different from the quality required. </text:p>
      <text:p text:style-name="P9">Two orders are related when the quality provided by the first equals the one required by the other. <text:s/>When related orders define a single cycle, these orders are matched, producing an agreement <text:s/>recorded by a single transaction a set of movements. </text:p>
      <text:p text:style-name="P9">Exchange agreements are formed when the ratio (quantity provided/quantity required) produced by the agreement is smaller than that defined by the order. This rule extends the minimum limit of the order to the case where the quantity provided by the agreement is not that of the order.</text:p>
      <text:p text:style-name="P9">When several exchange comply with this constraint, the best (minimum ratio quantity provided/quantity required) is chosen for the final agreement.</text:p>
      <text:p text:style-name="Text_20_body">Due to the number of possible combinations, two limits has been set:</text:p>
      <text:list xml:id="list243927877" text:style-name="L1">
        <text:list-item>
          <text:p text:style-name="P15">the maximum number of partners of an agreement is MAXCYCLE (&lt;8).</text:p>
        </text:list-item>
        <text:list-item>
          <text:p text:style-name="P16">the number of agreements on which the competition is performed is limited to MAXORDERFETCH (by default 100). </text:p>
        </text:list-item>
      </text:list>
      <text:p text:style-name="P9">Even with these limits, openBarter remains far more efficient than what could be done by hand without any computational assistance. </text:p>
      <text:p text:style-name="P9">Among all possible agreements, the second limit explores agreements having the smallest number of partners.</text:p>
      <text:h text:style-name="Heading_20_1" text:outline-level="1"><text:bookmark-start text:name="__RefNumPara__1194_1299730079"/><text:soft-page-break/>The model<text:bookmark-end text:name="__RefNumPara__1194_1299730079"/></text:h>
      <text:p text:style-name="P9"><text:span text:style-name="Strong_20_Emphasis"><text:span text:style-name="T7">Let </text:span></text:span><text:span text:style-name="Strong_20_Emphasis">ω</text:span><text:span text:style-name="Strong_20_Emphasis"><text:span text:style-name="T7"> be the a ratio (</text:span></text:span>quantity provided/quantity required) <text:span text:style-name="Strong_20_Emphasis"><text:span text:style-name="T7">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7"><text:s/></text:span></text:span></text:p>
      <text:p text:style-name="P9"><text:span text:style-name="Strong_20_Emphasis"><text:span text:style-name="T7">For a cycle of orders, let be <text:s/></text:span></text:span><text:span text:style-name="variable_5f_math"><text:span text:style-name="T8">Ω</text:span></text:span><text:span text:style-name="Strong_20_Emphasis"><text:span text:style-name="T5"> </text:span></text:span><text:span text:style-name="Strong_20_Emphasis"><text:span text:style-name="T7">the product of their </text:span></text:span><text:span text:style-name="Strong_20_Emphasis">ω</text:span><text:span text:style-name="Strong_20_Emphasis"><text:span text:style-name="T7">. This product is non dimensional. </text:span></text:span></text:p>
      <text:p text:style-name="P9"><text:span text:style-name="Strong_20_Emphasis"><text:span text:style-name="T7">When </text:span></text:span><text:span text:style-name="variable_5f_math"><text:span text:style-name="T8">Ω</text:span></text:span><text:span text:style-name="Strong_20_Emphasis"><text:span text:style-name="T7"> equals to </text:span></text:span><text:span text:style-name="variable_5f_math"><text:span text:style-name="T8">1</text:span></text:span><text:span text:style-name="Strong_20_Emphasis"><text:span text:style-name="T7">, an agreement can be formed where each partner provides some value to an other. </text:span></text:span></text:p>
      <text:p text:style-name="P9"><text:span text:style-name="Strong_20_Emphasis"><text:span text:style-name="T7">When </text:span></text:span><text:span text:style-name="variable_5f_math"><text:span text:style-name="T8">Ω</text:span></text:span><text:span text:style-name="variable_5f_math"><text:span text:style-name="T9">≠</text:span></text:span><text:span text:style-name="variable_5f_math"><text:span text:style-name="T8">1</text:span></text:span><text:span text:style-name="Strong_20_Emphasis"><text:span text:style-name="T7">, </text:span></text:span><text:span text:style-name="variable_5f_math"><text:span text:style-name="T2">ω</text:span></text:span><text:span text:style-name="Strong_20_Emphasis"><text:span text:style-name="T7"> are divided by the geometric mean of </text:span></text:span><text:span text:style-name="variable_5f_math"><text:span text:style-name="T2">ω</text:span></text:span><text:span text:style-name="variable_5f_math"><text:span text:style-name="T8"> </text:span></text:span><text:span text:style-name="Strong_20_Emphasis"><text:span text:style-name="T7">of the cycle. This division converts </text:span></text:span><text:span text:style-name="variable_5f_math"><text:span text:style-name="T2">ω</text:span></text:span><text:span text:style-name="Strong_20_Emphasis"><text:span text:style-name="T7"> to </text:span></text:span><text:span text:style-name="variable_5f_math"><text:span text:style-name="T2">ω' </text:span></text:span><text:span text:style-name="Strong_20_Emphasis"><text:span text:style-name="T7">in such a way that the product of </text:span></text:span><text:span text:style-name="variable_5f_math"><text:span text:style-name="T2">ω'</text:span></text:span><text:span text:style-name="Strong_20_Emphasis"><text:span text:style-name="T7"> equals to </text:span></text:span><text:span text:style-name="variable_5f_math"><text:span text:style-name="T8">1</text:span></text:span><text:span text:style-name="Strong_20_Emphasis"><text:span text:style-name="T7"> . This adjustment is a bartering. It is fair when all partners are distinct. When it is not the case</text:span></text:span><text:span text:style-name="Strong_20_Emphasis"><text:span text:style-name="T1">, the fairness is maintained by sharing</text:span></text:span><text:span text:style-name="Strong_20_Emphasis"><text:span text:style-name="T5"> first between partners, then sharing between orders of each partner. </text:span></text:span></text:p>
      <text:p text:style-name="P9"><text:span text:style-name="T8">To satisfy the minimum quantity required by the order, we must have </text:span><text:span text:style-name="Strong_20_Emphasis"><text:span text:style-name="T7"><text:s/></text:span></text:span><text:span text:style-name="variable_5f_math"><text:span text:style-name="T2">ω</text:span></text:span><text:span text:style-name="Strong_20_Emphasis"><text:span text:style-name="T1">&gt;</text:span></text:span><text:span text:style-name="variable_5f_math"><text:span text:style-name="T8">ω'</text:span></text:span><text:span text:style-name="T2">, that is</text:span><text:span text:style-name="T7"> <text:s/></text:span><text:span text:style-name="variable_5f_math"><text:span text:style-name="T8">Ω</text:span></text:span><text:span text:style-name="variable_5f_math"><text:span text:style-name="T9">&gt;</text:span></text:span><text:span text:style-name="variable_5f_math"><text:span text:style-name="T8">1</text:span></text:span><text:span text:style-name="T8">. Otherwise, the cycle is ignored.</text:span></text:p>
      <text:p text:style-name="P9"><text:span text:style-name="T8">When an order forms several cycles, a competition is performed between them by choosing the one having the maximum </text:span><text:span text:style-name="variable_5f_math"><text:span text:style-name="T8">Ω</text:span></text:span><text:span text:style-name="Strong_20_Emphasis"><text:span text:style-name="T7">. This rule applied to cycles formed by two orders is equivalent to the best price rule of a regular market.</text:span></text:span></text:p>
      <text:p text:style-name="P6"/>
      <text:p text:style-name="P2"/>
      <text:h text:style-name="P23" text:outline-level="1">Implementation</text:h>
      <text:p text:style-name="P1">The market is seen as a directed graph where orders define nodes, and relations between orders define arrows. This graph is used to transform orders into agreements when cycles appear on this graph. This can occurs each time an order is added. A competition also occurs between possible cycles when more than one cycles are found. Quantities corresponding to an agreement reduce quantities provided by orders. </text:p>
      <text:p text:style-name="P1">The main time consuming primitives of the server are: </text:p>
      <text:list xml:id="list1771728859" text:style-name="L2">
        <text:list-item>
          <text:p text:style-name="P17">make a quote, </text:p>
        </text:list-item>
        <text:list-item>
          <text:p text:style-name="P17">make an order. </text:p>
          <text:p text:style-name="P22">openBarter is an extension of postgreSQL. Stored procedures act on a model representing qualities, owners, orders and movements. </text:p>
        </text:list-item>
      </text:list>
      <text:h text:style-name="Heading_20_2" text:outline-level="2">Database model</text:h>
      <text:p text:style-name="Text_20_body">The database is described by src/sql/model.sql. It consists in related tables, stored procedures and a special type called “flow” representing a draft agreement that performs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8">Ω</text:span></text:span><text:span text:style-name="variable_5f_math"><text:span text:style-name="T3">≥</text:span></text:span><text:span text:style-name="variable_5f_math"><text:span text:style-name="T8">1</text:span></text:span> movements are created are inserted in a table tmvt, decreasing the quantity provided by the order. </text:p>
      <text:p text:style-name="Text_20_body">An order is be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792cm" svg:y="0.37cm" svg:width="13.284cm" draw:z-index="5"><draw:text-box fo:min-height="2.103cm"><text:p text:style-name="Frame_20_contents"><draw:rect text:anchor-type="paragraph" draw:z-index="6" draw:style-name="gr2" draw:text-style-name="P25" svg:width="2.375cm" svg:height="1.101cm" svg:x="0.483cm" svg:y="0.328cm"><text:p text:style-name="P25">preparation</text:p></draw:rect><draw:rect text:anchor-type="paragraph" draw:z-index="7" draw:style-name="gr5" draw:text-style-name="P25" svg:width="4.46cm" svg:height="1.101cm" svg:x="2.858cm" svg:y="0.328cm"><text:p text:style-name="P25">service</text:p></draw:rect><draw:rect text:anchor-type="paragraph" draw:z-index="8" draw:style-name="gr6" draw:text-style-name="P25" svg:width="1.819cm" svg:height="1.101cm" svg:x="7.317cm" svg:y="0.328cm"><text:p text:style-name="P25">closure</text:p></draw:rect><draw:rect text:anchor-type="paragraph" draw:z-index="9" draw:style-name="gr2" draw:text-style-name="P25" svg:width="2.296cm" svg:height="1.101cm" svg:x="9.135cm" svg:y="0.328cm"><text:p text:style-name="P25">preparation</text:p></draw:rect></text:p></draw:text-box></draw:frame>A client can use the market during the service phase. Clients must remove all remaining movements and orders at the closure phase. The preparation phase can start at this condition. Then <text:s/>tables are <text:s text:c="2"/>truncated, ready <text:s/>and for a new service cycle. </text:p>
      <text:p text:style-name="P1">The service phase stops and closure starts when admin executes:</text:p>
      <text:p text:style-name="code-imformatique"><text:s/>SELECT fclose();</text:p>
      <text:p text:style-name="P1">All remaining orders are converted to dummy movements (owner to the same owner).</text:p>
      <text:p text:style-name="P1">The closure phase stops and preparation starts when admin user executes:</text:p>
      <text:p text:style-name="code-imformatique"><text:s/>SELECT fprepare();</text:p>
      <text:p text:style-name="P1">This function can be used only when the table of movements tmvt is empty.</text:p>
      <text:p text:style-name="P1">The phase preparation stops and service starts when admin executes:</text:p>
      <text:p text:style-name="code-imformatique"><text:soft-page-break/><text:s/>SELECT fopen();</text:p>
      <text:p text:style-name="P1">The market is opened when the market is intialized.</text:p>
      <text:h text:style-name="Heading_20_3" text:outline-level="3">Users </text:h>
      <text:p text:style-name="P1">PostgreSQL implements an extensive set of security mechanisms including authentification and <text:s text:c="3"/>access rules. All objects of openbarter can only be modified through predefined functions. A single user “admin” is allowed to perform administration tasks. A role “client” groups the rest of the database users. Clients can get a quote and set an order only during the service phase. They can remove movements and orders only during service and closure phase.</text:p>
      <text:p text:style-name="P1">The admin can register a new client, open or close the market, but cannot participate to the market.</text:p>
      <text:p text:style-name="P1">The super user that creates the database is distinct from admin and clients. This super user must be used only for this purpose. </text:p>
      <text:h text:style-name="Heading_20_3" text:outline-level="3"><text:s/>Objects</text:h>
      <text:p text:style-name="Text_20_body">All objects are stored in a schema of the database having the name 't'.</text:p>
      <table:table table:name="Tableau9" table:style-name="Tableau9">
        <table:table-column table:style-name="Tableau9.A"/>
        <table:table-column table:style-name="Tableau9.B"/>
        <table:table-row>
          <table:table-cell table:style-name="Tableau9.A1" office:value-type="string">
            <text:p text:style-name="P13">Table <text:s text:c="2"/></text:p>
          </table:table-cell>
          <table:table-cell table:style-name="Tableau9.B1" office:value-type="string">
            <text:p text:style-name="P13"><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dified.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s, <text:span text:style-name="T4">value provided, value required and owner</text:span></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
      <text:p text:style-name="P4"/>
      <text:h text:style-name="Heading_20_4" text:outline-level="4">Owner </text:h>
      <text:p text:style-name="P1">Users should not be confused with owners. Owners are the authors of orders, while users connect to the database and act on the market on the behalf of owners. <text:s text:c="2"/></text:p>
      <text:h text:style-name="Heading_20_4" text:outline-level="4">Quality </text:h>
      <text:p text:style-name="P1">A quality is a string of the form &lt;client_name&gt;/&lt;quality_name&gt;, and belongs to a single client. For example “bankofbali/coconuts” belong to “bankofbali”.</text:p>
      <text:p text:style-name="P1">The quality provided by an order must belong to the client that insert it.</text:p>
      <text:p text:style-name="P1">Likewise, a client can only remove movements whose quality belongs to him.</text:p>
      <text:p text:style-name="P1">A value belongs to an owner while a quality belongs to a client.</text:p>
      <text:h text:style-name="Heading_20_4" text:outline-level="4">Movement </text:h>
      <text:p text:style-name="P1">Agreement are formed by a set of movements where each partner provides a value he owns to an other partner. An agreement is simply a set of successive record in the table tmvt, where each defines the value, the provider, the receiver (see §<text:bookmark-ref text:reference-format="number-no-superior" text:ref-name="__RefNumPara__1544_1246926326">3.2.9</text:bookmark-ref> for details).</text:p>
      <text:p text:style-name="P1"><text:soft-page-break/><text:s text:c="6"/></text:p>
      <text:h text:style-name="Heading_20_2" text:outline-level="2">Application programming interface</text:h>
      <text:p text:style-name="P1">The “market” role acts through stored procedures that must be integrated in transactions in the read-commited mode that is the default mode of postgreSQL. </text:p>
      <text:p text:style-name="P1">The following list presents functions and views. Some low level routines are written in C language, integrated in a special type “flow”.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3">Function and views</text:p>
          </table:table-cell>
          <table:table-cell table:style-name="Tableau8.B1" office:value-type="string">
            <text:p text:style-name="P13">action</text:p>
          </table:table-cell>
          <table:table-cell table:style-name="Tableau8.B1" office:value-type="string">
            <text:p text:style-name="P13">Defined in</text:p>
          </table:table-cell>
          <table:table-cell table:style-name="Tableau8.D1" office:value-type="string">
            <text:p text:style-name="P13">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sql/order.sql</text:p>
          </table:table-cell>
          <table:table-cell table:style-name="Tableau8.D2" office:value-type="string">
            <text:p text:style-name="Table_20_Contents">marke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sql/quote.sql</text:p>
          </table:table-cell>
          <table:table-cell table:style-name="Tableau8.D2" office:value-type="string">
            <text:p text:style-name="Table_20_Contents">marke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sql/order.sql</text:p>
          </table:table-cell>
          <table:table-cell table:style-name="Tableau8.D2" office:value-type="string">
            <text:p text:style-name="Table_20_Contents">marke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sql/stat.sql</text:p>
          </table:table-cell>
          <table:table-cell table:style-name="Tableau8.D2" office:value-type="string">
            <text:p text:style-name="Table_20_Contents">admin </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orders</text:p>
          </table:table-cell>
          <table:table-cell table:style-name="Tableau8.B2" office:value-type="string">
            <text:p text:style-name="Table_20_Contents">sql/init.sql</text:p>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sql/init.sql</text:p>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movements</text:p>
          </table:table-cell>
          <table:table-cell table:style-name="Tableau8.B2" office:value-type="string">
            <text:p text:style-name="Table_20_Contents">sql/init.sql</text:p>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us</text:p>
          </table:table-cell>
          <table:table-cell table:style-name="Tableau8.B2" office:value-type="string">
            <text:p text:style-name="Table_20_Contents">sql/admin.sql</text:p>
          </table:table-cell>
          <table:table-cell table:style-name="Tableau8.D2" office:value-type="string">
            <text:p text:style-name="Table_20_Contents"/>
          </table:table-cell>
        </table:table-row>
        <table:table-row>
          <table:table-cell table:style-name="Tableau8.A2" office:value-type="string">
            <text:p text:style-name="Table_20_Contents">fopen</text:p>
          </table:table-cell>
          <table:table-cell table:style-name="Tableau8.B2" office:value-type="string">
            <text:p text:style-name="Table_20_Contents">Open the market</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prepare</text:p>
          </table:table-cell>
          <table:table-cell table:style-name="Tableau8.B2" office:value-type="string">
            <text:p text:style-name="Table_20_Contents">Prepare market opening</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close</text:p>
          </table:table-cell>
          <table:table-cell table:style-name="Tableau8.B2" office:value-type="string">
            <text:p text:style-name="Table_20_Contents">Close the market</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sql/admin.sql</text:p>
          </table:table-cell>
          <table:table-cell table:style-name="Tableau8.D2" office:value-type="string">
            <text:p text:style-name="Table_20_Contents">admin</text:p>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 agreement</text:p>
          </table:table-cell>
          <table:table-cell table:style-name="Tableau8.B2" office:value-type="string">
            <text:p text:style-name="Table_20_Contents">sql/user.sql</text:p>
          </table:table-cell>
          <table:table-cell table:style-name="Tableau8.D2" office:value-type="string">
            <text:p text:style-name="Table_20_Contents">market</text:p>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B16" office:value-type="string">
            <text:p text:style-name="Table_20_Contents"/>
          </table:table-cell>
          <table:table-cell table:style-name="Tableau8.D16" office:value-type="string">
            <text:p text:style-name="Table_20_Contents"/>
          </table:table-cell>
        </table:table-row>
      </table:table>
      <text:p text:style-name="P1"/>
      <text:p text:style-name="P1">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4">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finsertorder </text:h>
      <text:p text:style-name="code-imformatique">SELECT finsertorder(</text:p>
      <text:p text:style-name="code-imformatique">_owner text,</text:p>
      <text:p text:style-name="code-imformatique">_qualityprovided text,</text:p>
      <text:p text:style-name="code-imformatique"><text:soft-page-break/>_qttprovided int8,</text:p>
      <text:p text:style-name="code-imformatique">_qttrequired int8, </text:p>
      <text:p text:style-name="code-imformatique">_qualityrequired text); </text:p>
      <text:p text:style-name="P1">conditions :</text:p>
      <text:list xml:id="list466202617" text:style-name="L3">
        <text:list-item>
          <text:p text:style-name="P18"><text:span text:style-name="variable_5f_math">_qttprovided</text:span> &gt; 0</text:p>
        </text:list-item>
        <text:list-item>
          <text:p text:style-name="P18"><text:span text:style-name="variable_5f_math">_qttrequired</text:span> &gt; 0</text:p>
        </text:list-item>
      </text:list>
      <text:p text:style-name="P1">the function inserts an order made by _owner providing the value (_qttprovided,_qualityprovided) in exchange of a a value having the _qualityrequired and for a minimum quantity of _qttrequired.</text:p>
      <text:p text:style-name="P1">The order <text:s/>is inserted in the order book, and possible cycles are found.</text:p>
      <text:p text:style-name="Text_20_body">Returns a list of records (_uuid text,_dim int,_grp int) representing agreement produced. <text:s/>_uuid is a unique label given by the market to an order and common to all records. _dim is the number of partners of the agreement, and _grp is the reference grouping movements representing the agreement in the tmvt table. </text:p>
      <text:h text:style-name="Heading_20_3" text:outline-level="3">fgetquote </text:h>
      <text:p text:style-name="code-imformatique">SELECT fgetquote (_owner text,_qualityprovided text,_qualityrequired text); </text:p>
      <text:p text:style-name="P1">conditions :</text:p>
      <text:list xml:id="list1077703893" text:style-name="L4">
        <text:list-item>
          <text:p text:style-name="P19"><text:span text:style-name="variable_5f_math">_qualityprovided</text:span> and<text:span text:style-name="variable_5f_math"> _qualityrequired</text:span> <text:s/>has been already recorded by previous orders, </text:p>
        </text:list-item>
      </text:list>
      <text:p text:style-name="P1"/>
      <text:p text:style-name="P1">Gets a quote for the given couple (_qualityprovided, _qualityrequired) and or the owner _owner.</text:p>
      <text:p text:style-name="P1">The quote depends on the owner because fairness of the bartering depends on it (see §<text:bookmark-ref text:reference-format="page" text:ref-name="__RefNumPara__1194_1299730079">2</text:bookmark-ref>). </text:p>
      <text:p text:style-name="P1">Returns records (_dim,_quantityprovided,_quantityrequired), ordered by increasing ratio _quantityprovided/_quantityrequired. _dim is the number of partners of the exchange. Each record represents a cyclec that would be produced if an order with such qualities was submitted. The first ratio has the best ratio.</text:p>
      <text:p text:style-name="P1"/>
      <text:p text:style-name="P1">If for example fgetomega('q/copper','q/iron') returns: (3,5,8),(4,9,10)</text:p>
      <text:p text:style-name="P1">then an order finsertorder('me','q/copper',5,8,'q/iron') would produce an agreement with 3 patners exchanging <text:s/>5 'copper' for 8 'iron'.</text:p>
      <text:p text:style-name="P1">and an order finsertorder('me','q/copper',9,10,'q/iron') submitted immediately after would exchange <text:s text:c="2"/>9 'copper' for 10 'iron'.</text:p>
      <text:p text:style-name="P1">It also mean that a total quantity of 8+10 of 'iron' is available on the market for exchange with 'copper'. </text:p>
      <text:h text:style-name="Heading_20_3" text:outline-level="3">fremoveorder </text:h>
      <text:p text:style-name="code-imformatique">SELECT fremoveorder(_uuid text) </text:p>
      <text:p text:style-name="P1"/>
      <text:p text:style-name="P1">conditions:</text:p>
      <text:list xml:id="list1299048718" text:style-name="L5">
        <text:list-item>
          <text:p text:style-name="P20">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text:soft-page-break/>fremoveagreement</text:h>
      <text:p text:style-name="code-imformatique">SELECT fremoveagreement(_grp int)</text:p>
      <text:p text:style-name="P1">conditions :</text:p>
      <text:list xml:id="list822145342" text:style-name="L6">
        <text:list-item>
          <text:p text:style-name="P21">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6">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with MAXCYCLE and MAXORDERFETCH</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rders in the order book</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connections between orders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_dim, number of agreements with _dim partners *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Total number of agreements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Errors on quantities in movements (significant until some movement is removed) *</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Errors on qualities in movements (significant until some movement is removed) *</text:p>
          </table:table-cell>
          <table:table-cell table:style-name="Tableau1.B2" office:value-type="string">
            <text:p text:style-name="Table_20_Contents"><text:s/>int </text:p>
          </table:table-cell>
        </table:table-row>
      </table:table>
      <text:p text:style-name="P1"/>
      <text:p text:style-name="P1">Lines with (*) are only provided when the _extra parameter is true.</text:p>
      <text:h text:style-name="P24" text:outline-level="3">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2">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4"/>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ext:soft-page-break/>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 shutting down postmaster <text:s text:c="14"/>==============</text:p>
      <text:p text:style-name="code-imformatique"></text:p>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CREATE SCHEMA t;</text:p>
      <text:p text:style-name="code-imformatique">market=# SET SCHEMA 't';</text:p>
      <text:p text:style-name="code-imformatique">market=# \i sql/model.sql</text:p>
      <text:p text:style-name="code-imformatique">market=# GRANT USAGE ON SCHEMA t TO market,admin;</text:p>
      <text:p text:style-name="code-imformatique">market=# REVOKE EXECUTE ON ALL FUNCTIONS IN SCHEMA t FROM public;</text:p>
      <text:p text:style-name="code-imformatique">market=# REVOKE ALL ON ALL TABLES IN SCHEMA t FROM public;</text:p>
      <text:p text:style-name="Text_20_body"><text:soft-page-break/>The model does not depend of any schema, and creates roles “market”,”client” and “admin”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1.0.0</text:p>
      <text:p text:style-name="P1"><text:tab/>Complete redesign. <text:s/>[Olivier Chaussavoin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3-30T12:32:16</dc:date>
    <dc:creator>Olivier Chaussavoine</dc:creator>
    <meta:editing-duration>P3DT19H8M42S</meta:editing-duration>
    <meta:editing-cycles>90</meta:editing-cycles>
    <meta:generator>LibreOffice/3.5$Linux_x86 LibreOffice_project/350m1$Build-13</meta:generator>
    <meta:document-statistic meta:table-count="6" meta:image-count="0" meta:object-count="0" meta:page-count="10" meta:paragraph-count="344" meta:word-count="2444" meta:character-count="15040" meta:non-whitespace-character-count="13021"/>
  </office:meta>
</office:document-meta>
</file>